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7063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547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5165in"/>
    </style:style>
    <style:style style:name="co8" style:family="table-column">
      <style:table-column-properties fo:break-before="auto" style:column-width="0.5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transparent"/>
      <style:text-properties fo:color="#000000"/>
    </style:style>
    <style:style style:name="ce2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WTLAccuracy_Bagging_From10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" calcext:value-type="float">
            <text:p>0.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152631578947368" calcext:value-type="float">
            <text:p>0.1526315789473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" calcext:value-type="float">
            <text:p>0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" calcext:value-type="float">
            <text:p>0.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" calcext:value-type="float">
            <text:p>0.9</text:p>
          </table:table-cell>
          <table:table-cell office:value-type="float" office:value="0.652631578947368" calcext:value-type="float">
            <text:p>0.652631578947368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694736842105263" calcext:value-type="float">
            <text:p>0.694736842105263</text:p>
          </table:table-cell>
          <table:table-cell table:number-columns-repeated="2" office:value-type="float" office:value="0.968421052631579" calcext:value-type="float">
            <text:p>0.96842105263157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5" calcext:value-type="float">
            <text:p>0.5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347368421052632" calcext:value-type="float">
            <text:p>0.347368421052632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" calcext:value-type="float">
            <text:p>0.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52631578947368" calcext:value-type="float">
            <text:p>0.9526315789473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63157894736842" calcext:value-type="float">
            <text:p>0.963157894736842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615789473684211" calcext:value-type="float">
            <text:p>0.61578947368421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8" calcext:value-type="float">
            <text:p>0.8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31578947368421" calcext:value-type="float">
            <text:p>0.93157894736842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857894736842105" calcext:value-type="float">
            <text:p>0.8578947368421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7" calcext:value-type="float">
            <text:p>0.7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273684210526316" calcext:value-type="float">
            <text:p>0.2736842105263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1" calcext:value-type="float">
            <text:p>0.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826315789473684" calcext:value-type="float">
            <text:p>0.826315789473684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773684210526316" calcext:value-type="float">
            <text:p>0.773684210526316</text:p>
          </table:table-cell>
          <table:table-cell table:number-columns-repeated="2" office:value-type="float" office:value="0.884210526315789" calcext:value-type="float">
            <text:p>0.884210526315789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394736842105263" calcext:value-type="float">
            <text:p>0.39473684210526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268421052631579" calcext:value-type="float">
            <text:p>0.26842105263157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536842105263158" calcext:value-type="float">
            <text:p>0.53684210526315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505263157894737" calcext:value-type="float">
            <text:p>0.505263157894737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2" calcext:value-type="float">
            <text:p>0.2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552631578947368" calcext:value-type="float">
            <text:p>0.55263157894736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3" calcext:value-type="float">
            <text:p>0.3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6" calcext:value-type="float">
            <text:p>0.6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563157894736842" calcext:value-type="float">
            <text:p>0.56315789473684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9" calcext:value-type="float">
            <text:p>0.9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7" calcext:value-type="float">
            <text:p>0.7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821052631578947" calcext:value-type="float">
            <text:p>0.82105263157894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710526315789474" calcext:value-type="float">
            <text:p>0.71052631578947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6" calcext:value-type="float">
            <text:p>0.6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1578947368421" calcext:value-type="float">
            <text:p>0.9157894736842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78421052631579" calcext:value-type="float">
            <text:p>0.7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3" calcext:value-type="float">
            <text:p>0.3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615789473684211" calcext:value-type="float">
            <text:p>0.61578947368421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26315789473684" calcext:value-type="float">
            <text:p>0.926315789473684</text:p>
          </table:table-cell>
          <table:table-cell table:number-columns-repeated="2" office:value-type="float" office:value="0.81578947368421" calcext:value-type="float">
            <text:p>0.81578947368421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794736842105263" calcext:value-type="float">
            <text:p>0.794736842105263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05263157894737" calcext:value-type="float">
            <text:p>0.705263157894737</text:p>
          </table:table-cell>
          <table:table-cell table:number-columns-repeated="2" office:value-type="float" office:value="0.947368421052632" calcext:value-type="float">
            <text:p>0.94736842105263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4" calcext:value-type="float">
            <text:p>0.4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573684210526316" calcext:value-type="float">
            <text:p>0.57368421052631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4" calcext:value-type="float">
            <text:p>0.4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89473684210526" calcext:value-type="float">
            <text:p>0.38947368421052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9" calcext:value-type="float">
            <text:p>0.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605263157894737" calcext:value-type="float">
            <text:p>0.60526315789473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7" calcext:value-type="float">
            <text:p>0.7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163157894736842" calcext:value-type="float">
            <text:p>0.163157894736842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468421052631579" calcext:value-type="float">
            <text:p>0.46842105263157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868421052631579" calcext:value-type="float">
            <text:p>0.86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2" calcext:value-type="float">
            <text:p>0.2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705263157894737" calcext:value-type="float">
            <text:p>0.7052631578947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563157894736842" calcext:value-type="float">
            <text:p>0.56315789473684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" calcext:value-type="float">
            <text:p>0.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" calcext:value-type="float">
            <text:p>0.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778947368421053" calcext:value-type="float">
            <text:p>0.778947368421053</text:p>
          </table:table-cell>
          <table:table-cell table:number-columns-repeated="2" office:value-type="float" office:value="0.952631578947368" calcext:value-type="float">
            <text:p>0.9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705263157894737" calcext:value-type="float">
            <text:p>0.70526315789473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757894736842105" calcext:value-type="float">
            <text:p>0.75789473684210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3" calcext:value-type="float">
            <text:p>0.3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831578947368421" calcext:value-type="float">
            <text:p>0.83157894736842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78421052631579" calcext:value-type="float">
            <text:p>0.7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1578947368421" calcext:value-type="float">
            <text:p>0.8157894736842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4" calcext:value-type="float">
            <text:p>0.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336842105263158" calcext:value-type="float">
            <text:p>0.33684210526315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257894736842105" calcext:value-type="float">
            <text:p>0.25789473684210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373684210526316" calcext:value-type="float">
            <text:p>0.373684210526316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2" calcext:value-type="float">
            <text:p>0.2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636842105263158" calcext:value-type="float">
            <text:p>0.636842105263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715789473684211" calcext:value-type="float">
            <text:p>0.71578947368421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05263157894737" calcext:value-type="float">
            <text:p>0.9052631578947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331578947368421" calcext:value-type="float">
            <text:p>0.33157894736842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1" calcext:value-type="float">
            <text:p>0.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184210526315789" calcext:value-type="float">
            <text:p>0.18421052631578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752631578947368" calcext:value-type="float">
            <text:p>0.752631578947368</text:p>
          </table:table-cell>
          <table:table-cell table:number-columns-repeated="2" office:value-type="float" office:value="0.605263157894737" calcext:value-type="float">
            <text:p>0.605263157894737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" calcext:value-type="float">
            <text:p>0.2</text:p>
          </table:table-cell>
          <table:table-cell office:value-type="float" office:value="0.326315789473684" calcext:value-type="float">
            <text:p>0.32631578947368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1" calcext:value-type="float">
            <text:p>0.1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5" calcext:value-type="float">
            <text:p>0.5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363157894736842" calcext:value-type="float">
            <text:p>0.36315789473684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3" calcext:value-type="float">
            <text:p>0.3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4" calcext:value-type="float">
            <text:p>0.4</text:p>
          </table:table-cell>
          <table:table-cell office:value-type="float" office:value="0.136842105263158" calcext:value-type="float">
            <text:p>0.136842105263158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357894736842105" calcext:value-type="float">
            <text:p>0.35789473684210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189473684210526" calcext:value-type="float">
            <text:p>0.189473684210526</text:p>
          </table:table-cell>
          <table:table-cell table:number-columns-repeated="2" office:value-type="float" office:value="0.494736842105263" calcext:value-type="float">
            <text:p>0.494736842105263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805263157894737" calcext:value-type="float">
            <text:p>0.80526315789473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305263157894737" calcext:value-type="float">
            <text:p>0.3052631578947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" calcext:value-type="float">
            <text:p>0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142105263157895" calcext:value-type="float">
            <text:p>0.142105263157895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568421052631579" calcext:value-type="float">
            <text:p>0.568421052631579</text:p>
          </table:table-cell>
          <table:table-cell table:number-columns-repeated="2" office:value-type="float" office:value="0.173684210526316" calcext:value-type="float">
            <text:p>0.173684210526316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252631578947368" calcext:value-type="float">
            <text:p>0.25263157894736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" calcext:value-type="float">
            <text:p>0.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831578947368421" calcext:value-type="float">
            <text:p>0.83157894736842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1" calcext:value-type="float">
            <text:p>0.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821052631578947" calcext:value-type="float">
            <text:p>0.82105263157894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" calcext:value-type="float">
            <text:p>0.3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821052631578947" calcext:value-type="float">
            <text:p>0.821052631578947</text:p>
          </table:table-cell>
          <table:table-cell table:number-columns-repeated="2" office:value-type="float" office:value="0.942105263157895" calcext:value-type="float">
            <text:p>0.942105263157895</text:p>
          </table:table-cell>
          <table:table-cell office:value-type="float" office:value="0.157894736842105" calcext:value-type="float">
            <text:p>0.157894736842105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594736842105263" calcext:value-type="float">
            <text:p>0.594736842105263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452631578947368" calcext:value-type="float">
            <text:p>0.45263157894736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421052631578947" calcext:value-type="float">
            <text:p>0.421052631578947</text:p>
          </table:table-cell>
          <table:table-cell table:number-columns-repeated="2" office:value-type="float" office:value="0.931578947368421" calcext:value-type="float">
            <text:p>0.93157894736842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" calcext:value-type="float">
            <text:p>0.3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" calcext:value-type="float">
            <text:p>0.8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" calcext:value-type="float">
            <text:p>0.9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8" calcext:value-type="float">
            <text:p>0.8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852631578947368" calcext:value-type="float">
            <text:p>0.85263157894736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168421052631579" calcext:value-type="float">
            <text:p>0.16842105263157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9" calcext:value-type="float">
            <text:p>0.9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473684210526316" calcext:value-type="float">
            <text:p>0.473684210526316</text:p>
          </table:table-cell>
          <table:table-cell table:number-columns-repeated="2" office:value-type="float" office:value="0.873684210526316" calcext:value-type="float">
            <text:p>0.87368421052631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452631578947368" calcext:value-type="float">
            <text:p>0.452631578947368</text:p>
          </table:table-cell>
          <table:table-cell table:number-columns-repeated="2" office:value-type="float" office:value="0.257894736842105" calcext:value-type="float">
            <text:p>0.25789473684210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" calcext:value-type="float">
            <text:p>0.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9" calcext:value-type="float">
            <text:p>0.9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7" calcext:value-type="float">
            <text:p>0.7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552631578947368" calcext:value-type="float">
            <text:p>0.552631578947368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68421052631579" calcext:value-type="float">
            <text:p>0.6842105263157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9" calcext:value-type="float">
            <text:p>0.9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626315789473684" calcext:value-type="float">
            <text:p>0.62631578947368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705263157894737" calcext:value-type="float">
            <text:p>0.705263157894737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1" calcext:value-type="float">
            <text:p>0.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57894736842105" calcext:value-type="float">
            <text:p>0.85789473684210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515789473684211" calcext:value-type="float">
            <text:p>0.51578947368421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705263157894737" calcext:value-type="float">
            <text:p>0.7052631578947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368421052631579" calcext:value-type="float">
            <text:p>0.368421052631579</text:p>
          </table:table-cell>
          <table:table-cell table:number-columns-repeated="2" office:value-type="float" office:value="0.405263157894737" calcext:value-type="float">
            <text:p>0.405263157894737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726315789473684" calcext:value-type="float">
            <text:p>0.726315789473684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652631578947368" calcext:value-type="float">
            <text:p>0.65263157894736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789473684210526" calcext:value-type="float">
            <text:p>0.78947368421052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10526315789474" calcext:value-type="float">
            <text:p>0.810526315789474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0631578947368421" calcext:value-type="float">
            <text:p>0.0631578947368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8" calcext:value-type="float">
            <text:p>0.8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" calcext:value-type="float">
            <text:p>0.9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705263157894737" calcext:value-type="float">
            <text:p>0.7052631578947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436842105263158" calcext:value-type="float">
            <text:p>0.436842105263158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91578947368421" calcext:value-type="float">
            <text:p>0.9157894736842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4" calcext:value-type="float">
            <text:p>0.4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6" calcext:value-type="float">
            <text:p>0.6</text:p>
          </table:table-cell>
          <table:table-cell office:value-type="float" office:value="0.589473684210526" calcext:value-type="float">
            <text:p>0.58947368421052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457894736842105" calcext:value-type="float">
            <text:p>0.45789473684210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521052631578947" calcext:value-type="float">
            <text:p>0.52105263157894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694736842105263" calcext:value-type="float">
            <text:p>0.694736842105263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689473684210526" calcext:value-type="float">
            <text:p>0.68947368421052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68421052631579" calcext:value-type="float">
            <text:p>0.06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1" calcext:value-type="float">
            <text:p>0.1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4" calcext:value-type="float">
            <text:p>0.4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342105263157895" calcext:value-type="float">
            <text:p>0.34210526315789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294736842105263" calcext:value-type="float">
            <text:p>0.294736842105263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21052631579" calcext:value-type="float">
            <text:p>0.58421052631579</text:p>
          </table:table-cell>
          <table:table-cell table:number-columns-repeated="2" office:value-type="float" office:value="0.0842105263157895" calcext:value-type="float">
            <text:p>0.0842105263157895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710526315789474" calcext:value-type="float">
            <text:p>0.71052631578947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8" calcext:value-type="float">
            <text:p>0.8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689473684210526" calcext:value-type="float">
            <text:p>0.6894736842105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405263157894737" calcext:value-type="float">
            <text:p>0.405263157894737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557894736842105" calcext:value-type="float">
            <text:p>0.55789473684210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168421052631579" calcext:value-type="float">
            <text:p>0.168421052631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1" calcext:value-type="float">
            <text:p>0.1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6" calcext:value-type="float">
            <text:p>0.6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131578947368421" calcext:value-type="float">
            <text:p>0.13157894736842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231578947368421" calcext:value-type="float">
            <text:p>0.231578947368421</text:p>
          </table:table-cell>
          <table:table-cell table:number-columns-repeated="2" office:value-type="float" office:value="0.0789473684210526" calcext:value-type="float">
            <text:p>0.0789473684210526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884210526315789" calcext:value-type="float">
            <text:p>0.88421052631578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31578947368421" calcext:value-type="float">
            <text:p>0.93157894736842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184210526315789" calcext:value-type="float">
            <text:p>0.18421052631578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389473684210526" calcext:value-type="float">
            <text:p>0.3894736842105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4" calcext:value-type="float">
            <text:p>0.4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694736842105263" calcext:value-type="float">
            <text:p>0.694736842105263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3" calcext:value-type="float">
            <text:p>0.3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3" calcext:value-type="float">
            <text:p>0.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678947368421053" calcext:value-type="float">
            <text:p>0.67894736842105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3" calcext:value-type="float">
            <text:p>0.3</text:p>
          </table:table-cell>
          <table:table-cell office:value-type="float" office:value="0.531578947368421" calcext:value-type="float">
            <text:p>0.53157894736842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4" calcext:value-type="float">
            <text:p>0.4</text:p>
          </table:table-cell>
          <table:table-cell office:value-type="float" office:value="0.831578947368421" calcext:value-type="float">
            <text:p>0.83157894736842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9" calcext:value-type="float">
            <text:p>0.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821052631578947" calcext:value-type="float">
            <text:p>0.82105263157894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" calcext:value-type="float">
            <text:p>0.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8" calcext:value-type="float">
            <text:p>0.8</text:p>
          </table:table-cell>
          <table:table-cell office:value-type="float" office:value="0.710526315789474" calcext:value-type="float">
            <text:p>0.71052631578947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747368421052632" calcext:value-type="float">
            <text:p>0.747368421052632</text:p>
          </table:table-cell>
          <table:table-cell table:number-columns-repeated="2" office:value-type="float" office:value="0.610526315789474" calcext:value-type="float">
            <text:p>0.610526315789474</text:p>
          </table:table-cell>
          <table:table-cell office:value-type="float" office:value="0.836842105263158" calcext:value-type="float">
            <text:p>0.836842105263158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89473684210526" calcext:value-type="float">
            <text:p>0.889473684210526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757894736842105" calcext:value-type="float">
            <text:p>0.757894736842105</text:p>
          </table:table-cell>
          <table:table-cell table:number-columns-repeated="2" office:value-type="float" office:value="0.936842105263158" calcext:value-type="float">
            <text:p>0.93684210526315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9" calcext:value-type="float">
            <text:p>0.9</text:p>
          </table:table-cell>
          <table:table-cell office:value-type="float" office:value="0.152631578947368" calcext:value-type="float">
            <text:p>0.15263157894736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8" calcext:value-type="float">
            <text:p>0.8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8" calcext:value-type="float">
            <text:p>0.8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7" calcext:value-type="float">
            <text:p>0.7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405263157894737" calcext:value-type="float">
            <text:p>0.405263157894737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5" calcext:value-type="float">
            <text:p>0.5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394736842105263" calcext:value-type="float">
            <text:p>0.39473684210526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table:number-columns-repeated="2" office:value-type="float" office:value="0.00526315789473684" calcext:value-type="float">
            <text:p>0.00526315789473684</text:p>
          </table:table-cell>
          <table:table-cell office:value-type="float" office:value="0.5" calcext:value-type="float">
            <text:p>0.5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9" calcext:value-type="float">
            <text:p>0.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1" calcext:value-type="float">
            <text:p>0.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1" calcext:value-type="float">
            <text:p>0.1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6" calcext:value-type="float">
            <text:p>0.6</text:p>
          </table:table-cell>
          <table:table-cell office:value-type="float" office:value="0.305263157894737" calcext:value-type="float">
            <text:p>0.30526315789473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4" calcext:value-type="float">
            <text:p>0.4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594736842105263" calcext:value-type="float">
            <text:p>0.59473684210526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" calcext:value-type="float">
            <text:p>0.2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8" calcext:value-type="float">
            <text:p>0.8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215789473684211" calcext:value-type="float">
            <text:p>0.21578947368421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142105263157895" calcext:value-type="float">
            <text:p>0.14210526315789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6" calcext:value-type="float">
            <text:p>0.6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515789473684211" calcext:value-type="float">
            <text:p>0.51578947368421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" calcext:value-type="float">
            <text:p>0.9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1" calcext:value-type="float">
            <text:p>0.1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663157894736842" calcext:value-type="float">
            <text:p>0.663157894736842</text:p>
          </table:table-cell>
          <table:table-cell table:number-columns-repeated="2" office:value-type="float" office:value="0.58421052631579" calcext:value-type="float">
            <text:p>0.58421052631579</text:p>
          </table:table-cell>
          <table:table-cell office:value-type="float" office:value="0.673684210526316" calcext:value-type="float">
            <text:p>0.6736842105263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715789473684211" calcext:value-type="float">
            <text:p>0.71578947368421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" calcext:value-type="float">
            <text:p>0.8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6" calcext:value-type="float">
            <text:p>0.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721052631578947" calcext:value-type="float">
            <text:p>0.72105263157894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6" calcext:value-type="float">
            <text:p>0.6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736842105263158" calcext:value-type="float">
            <text:p>0.736842105263158</text:p>
          </table:table-cell>
          <table:table-cell table:number-columns-repeated="2" office:value-type="float" office:value="0.594736842105263" calcext:value-type="float">
            <text:p>0.594736842105263</text:p>
          </table:table-cell>
          <table:table-cell office:value-type="float" office:value="0.578947368421053" calcext:value-type="float">
            <text:p>0.57894736842105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515789473684211" calcext:value-type="float">
            <text:p>0.51578947368421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6" calcext:value-type="float">
            <text:p>0.6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652631578947368" calcext:value-type="float">
            <text:p>0.65263157894736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2631578947368" calcext:value-type="float">
            <text:p>0.752631578947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3684210526316" calcext:value-type="float">
            <text:p>0.973684210526316</text:p>
          </table:table-cell>
          <table:table-cell office:value-type="float" office:value="0.0157894736842105" calcext:value-type="float">
            <text:p>0.0157894736842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68421052631579" calcext:value-type="float">
            <text:p>0.468421052631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0473684210526316" calcext:value-type="float">
            <text:p>0.0473684210526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21052631578947" calcext:value-type="float">
            <text:p>0.921052631578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.215789473684211" calcext:value-type="float">
            <text:p>0.2157894736842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89473684210526" calcext:value-type="float">
            <text:p>0.8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42105263157895" calcext:value-type="float">
            <text:p>0.64210526315789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63157894736842" calcext:value-type="float">
            <text:p>0.963157894736842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" calcext:value-type="float">
            <text:p>0.9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" calcext:value-type="float">
            <text:p>0.9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1578947368421" calcext:value-type="float">
            <text:p>0.9157894736842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6" calcext:value-type="float">
            <text:p>0.6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852631578947368" calcext:value-type="float">
            <text:p>0.85263157894736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5" calcext:value-type="float">
            <text:p>0.5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889473684210526" calcext:value-type="float">
            <text:p>0.88947368421052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689473684210526" calcext:value-type="float">
            <text:p>0.689473684210526</text:p>
          </table:table-cell>
          <table:table-cell table:number-columns-repeated="2" office:value-type="float" office:value="0.505263157894737" calcext:value-type="float">
            <text:p>0.505263157894737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5" calcext:value-type="float">
            <text:p>0.5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589473684210526" calcext:value-type="float">
            <text:p>0.58947368421052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842105263157895" calcext:value-type="float">
            <text:p>0.8421052631578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0157894736842105" calcext:value-type="float">
            <text:p>0.015789473684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0631578947368421" calcext:value-type="float">
            <text:p>0.06315789473684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0157894736842105" calcext:value-type="float">
            <text:p>0.0157894736842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842105263157895" calcext:value-type="float">
            <text:p>0.0842105263157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6" calcext:value-type="float">
            <text:p>0.6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163157894736842" calcext:value-type="float">
            <text:p>0.16315789473684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878947368421053" calcext:value-type="float">
            <text:p>0.87894736842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110526315789474" calcext:value-type="float">
            <text:p>0.11052631578947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63157894736842" calcext:value-type="float">
            <text:p>0.5631578947368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247368421052632" calcext:value-type="float">
            <text:p>0.24736842105263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826315789473684" calcext:value-type="float">
            <text:p>0.826315789473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068421052631579" calcext:value-type="float">
            <text:p>0.068421052631579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63157894736842" calcext:value-type="float">
            <text:p>0.5631578947368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794736842105263" calcext:value-type="float">
            <text:p>0.79473684210526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321052631578947" calcext:value-type="float">
            <text:p>0.321052631578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189473684210526" calcext:value-type="float">
            <text:p>0.1894736842105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421052631579" calcext:value-type="float">
            <text:p>0.068421052631579</text:p>
          </table:table-cell>
          <table:table-cell table:number-columns-repeated="2" office:value-type="float" office:value="0.0105263157894737" calcext:value-type="float">
            <text:p>0.01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421052631578947" calcext:value-type="float">
            <text:p>0.421052631578947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531578947368421" calcext:value-type="float">
            <text:p>0.53157894736842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873684210526316" calcext:value-type="float">
            <text:p>0.8736842105263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889473684210526" calcext:value-type="float">
            <text:p>0.889473684210526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63157894736842" calcext:value-type="float">
            <text:p>0.963157894736842</text:p>
          </table:table-cell>
          <table:table-cell table:number-columns-repeated="2" office:value-type="float" office:value="0.978947368421053" calcext:value-type="float">
            <text:p>0.978947368421053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1578947368421" calcext:value-type="float">
            <text:p>0.9157894736842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8" calcext:value-type="float">
            <text:p>0.8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142105263157895" calcext:value-type="float">
            <text:p>0.14210526315789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5" calcext:value-type="float">
            <text:p>0.5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415789473684211" calcext:value-type="float">
            <text:p>0.41578947368421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table:number-columns-repeated="2" office:value-type="float" office:value="0.768421052631579" calcext:value-type="float">
            <text:p>0.76842105263157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331578947368421" calcext:value-type="float">
            <text:p>0.33157894736842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3" calcext:value-type="float">
            <text:p>0.3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836842105263158" calcext:value-type="float">
            <text:p>0.836842105263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94736842105263" calcext:value-type="float">
            <text:p>0.294736842105263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463157894736842" calcext:value-type="float">
            <text:p>0.46315789473684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831578947368421" calcext:value-type="float">
            <text:p>0.83157894736842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147368421052632" calcext:value-type="float">
            <text:p>0.14736842105263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1" calcext:value-type="float">
            <text:p>0.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15789473684211" calcext:value-type="float">
            <text:p>0.21578947368421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0894736842105263" calcext:value-type="float">
            <text:p>0.089473684210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473684210526316" calcext:value-type="float">
            <text:p>0.473684210526316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157894736842" calcext:value-type="float">
            <text:p>0.16315789473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42105263157895" calcext:value-type="float">
            <text:p>0.2421052631578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26315789473684" calcext:value-type="float">
            <text:p>0.00526315789473684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0894736842105263" calcext:value-type="float">
            <text:p>0.089473684210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257894736842105" calcext:value-type="float">
            <text:p>0.25789473684210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6" calcext:value-type="float">
            <text:p>0.6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352631578947368" calcext:value-type="float">
            <text:p>0.352631578947368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473684210526316" calcext:value-type="float">
            <text:p>0.04736842105263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05263157894737" calcext:value-type="float">
            <text:p>0.0105263157894737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515789473684211" calcext:value-type="float">
            <text:p>0.51578947368421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278947368421053" calcext:value-type="float">
            <text:p>0.27894736842105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7" calcext:value-type="float">
            <text:p>0.7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473684210526316" calcext:value-type="float">
            <text:p>0.47368421052631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494736842105263" calcext:value-type="float">
            <text:p>0.49473684210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305263157894737" calcext:value-type="float">
            <text:p>0.3052631578947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821052631578947" calcext:value-type="float">
            <text:p>0.821052631578947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8" calcext:value-type="float">
            <text:p>0.8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694736842105263" calcext:value-type="float">
            <text:p>0.69473684210526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89473684210526" calcext:value-type="float">
            <text:p>0.88947368421052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4" calcext:value-type="float">
            <text:p>0.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447368421052632" calcext:value-type="float">
            <text:p>0.447368421052632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81578947368421" calcext:value-type="float">
            <text:p>0.8157894736842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5" calcext:value-type="float">
            <text:p>0.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" calcext:value-type="float">
            <text:p>0.8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05263157894737" calcext:value-type="float">
            <text:p>0.90526315789473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4" calcext:value-type="float">
            <text:p>0.4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3" calcext:value-type="float">
            <text:p>0.3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8" calcext:value-type="float">
            <text:p>0.8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0315789473684211" calcext:value-type="float">
            <text:p>0.0315789473684211</text:p>
          </table:table-cell>
          <table:table-cell table:number-columns-repeated="2" office:value-type="float" office:value="0.963157894736842" calcext:value-type="float">
            <text:p>0.9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10526315789474" calcext:value-type="float">
            <text:p>0.9105263157894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821052631578947" calcext:value-type="float">
            <text:p>0.8210526315789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58421052631579" calcext:value-type="float">
            <text:p>0.5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826315789473684" calcext:value-type="float">
            <text:p>0.82631578947368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831578947368421" calcext:value-type="float">
            <text:p>0.831578947368421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36842105263158" calcext:value-type="float">
            <text:p>0.73684210526315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8421052631579" calcext:value-type="float">
            <text:p>0.96842105263157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6315789473684" calcext:value-type="float">
            <text:p>0.826315789473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889473684210526" calcext:value-type="float">
            <text:p>0.889473684210526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47368421052632" calcext:value-type="float">
            <text:p>0.34736842105263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6842105263158" calcext:value-type="float">
            <text:p>0.93684210526315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89473684210526" calcext:value-type="float">
            <text:p>0.8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" calcext:value-type="float">
            <text:p>0.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289473684210526" calcext:value-type="float">
            <text:p>0.2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8947368421053" calcext:value-type="float">
            <text:p>0.778947368421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526315789473684" calcext:value-type="float">
            <text:p>0.00526315789473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0842105263157895" calcext:value-type="float">
            <text:p>0.0842105263157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6315789473684" calcext:value-type="float">
            <text:p>0.426315789473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905263157894737" calcext:value-type="float">
            <text:p>0.905263157894737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526315789473684" calcext:value-type="float">
            <text:p>0.00526315789473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8947368421053" calcext:value-type="float">
            <text:p>0.278947368421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91578947368421" calcext:value-type="float">
            <text:p>0.91578947368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521052631578947" calcext:value-type="float">
            <text:p>0.521052631578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5" calcext:value-type="float">
            <text:p>0.5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494736842105263" calcext:value-type="float">
            <text:p>0.49473684210526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81578947368421" calcext:value-type="float">
            <text:p>0.8157894736842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521052631578947" calcext:value-type="float">
            <text:p>0.521052631578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3" calcext:value-type="float">
            <text:p>0.3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6" calcext:value-type="float">
            <text:p>0.6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7" calcext:value-type="float">
            <text:p>0.7</text:p>
          </table:table-cell>
          <table:table-cell office:value-type="float" office:value="0.463157894736842" calcext:value-type="float">
            <text:p>0.463157894736842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" calcext:value-type="float">
            <text:p>0.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2" calcext:value-type="float">
            <text:p>0.2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" calcext:value-type="float">
            <text:p>0.7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73684210526316" calcext:value-type="float">
            <text:p>0.87368421052631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21052631578947" calcext:value-type="float">
            <text:p>0.921052631578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7368421052632" calcext:value-type="float">
            <text:p>0.9473684210526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473684210526" calcext:value-type="float">
            <text:p>0.5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763157894736842" calcext:value-type="float">
            <text:p>0.763157894736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6" calcext:value-type="float">
            <text:p>0.6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921052631578947" calcext:value-type="float">
            <text:p>0.921052631578947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7894736842105" calcext:value-type="float">
            <text:p>0.857894736842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7894736842105" calcext:value-type="float">
            <text:p>0.857894736842105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594736842105263" calcext:value-type="float">
            <text:p>0.5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42105263157895" calcext:value-type="float">
            <text:p>0.942105263157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442105263157895" calcext:value-type="float">
            <text:p>0.4421052631578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4736842105263" calcext:value-type="float">
            <text:p>0.2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73684210526316" calcext:value-type="float">
            <text:p>0.973684210526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8" calcext:value-type="float">
            <text:p>0.8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668421052631579" calcext:value-type="float">
            <text:p>0.66842105263157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" calcext:value-type="float">
            <text:p>0.9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10526315789474" calcext:value-type="float">
            <text:p>0.91052631578947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763157894736842" calcext:value-type="float">
            <text:p>0.76315789473684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1" calcext:value-type="float">
            <text:p>1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910526315789474" calcext:value-type="float">
            <text:p>0.910526315789474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42105263157895" calcext:value-type="float">
            <text:p>0.94210526315789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" calcext:value-type="float">
            <text:p>0.9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4" calcext:value-type="float">
            <text:p>0.4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2" calcext:value-type="float">
            <text:p>0.2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752631578947368" calcext:value-type="float">
            <text:p>0.75263157894736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7368421052632" calcext:value-type="float">
            <text:p>0.8473684210526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1578947368421" calcext:value-type="float">
            <text:p>0.91578947368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378947368421053" calcext:value-type="float">
            <text:p>0.378947368421053</text:p>
          </table:table-cell>
          <table:table-cell table:number-columns-repeated="2" office:value-type="float" office:value="0.978947368421053" calcext:value-type="float">
            <text:p>0.97894736842105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810526315789474" calcext:value-type="float">
            <text:p>0.810526315789474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952631578947368" calcext:value-type="float">
            <text:p>0.9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521052631578947" calcext:value-type="float">
            <text:p>0.521052631578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373684210526316" calcext:value-type="float">
            <text:p>0.373684210526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626315789473684" calcext:value-type="float">
            <text:p>0.626315789473684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436842105263158" calcext:value-type="float">
            <text:p>0.43684210526315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89473684210526" calcext:value-type="float">
            <text:p>0.889473684210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105263157895" calcext:value-type="float">
            <text:p>0.642105263157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468421052631579" calcext:value-type="float">
            <text:p>0.468421052631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894736842105" calcext:value-type="float">
            <text:p>0.657894736842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42105263157895" calcext:value-type="float">
            <text:p>0.542105263157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436842105263158" calcext:value-type="float">
            <text:p>0.436842105263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736842105263158" calcext:value-type="float">
            <text:p>0.736842105263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578947368421" calcext:value-type="float">
            <text:p>0.631578947368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1578947368421" calcext:value-type="float">
            <text:p>0.915789473684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589473684210526" calcext:value-type="float">
            <text:p>0.589473684210526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63157894736842" calcext:value-type="float">
            <text:p>0.963157894736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68421052631579" calcext:value-type="float">
            <text:p>0.868421052631579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47368421052632" calcext:value-type="float">
            <text:p>0.847368421052632</text:p>
          </table:table-cell>
          <table:table-cell table:number-columns-repeated="2" office:value-type="float" office:value="0.984210526315789" calcext:value-type="float">
            <text:p>0.98421052631578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4736842105263" calcext:value-type="float">
            <text:p>0.994736842105263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" calcext:value-type="float">
            <text:p>0.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3684210526316" calcext:value-type="float">
            <text:p>0.973684210526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10526315789474" calcext:value-type="float">
            <text:p>0.91052631578947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78947368421053" calcext:value-type="float">
            <text:p>0.9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" calcext:value-type="float">
            <text:p>0.9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536842105263158" calcext:value-type="float">
            <text:p>0.53684210526315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115789473684211" calcext:value-type="float">
            <text:p>0.11578947368421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352631578947368" calcext:value-type="float">
            <text:p>0.352631578947368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468421052631579" calcext:value-type="float">
            <text:p>0.46842105263157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" calcext:value-type="float">
            <text:p>0.6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1" calcext:value-type="float">
            <text:p>0.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1" calcext:value-type="float">
            <text:p>1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331578947368421" calcext:value-type="float">
            <text:p>0.331578947368421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363157894736842" calcext:value-type="float">
            <text:p>0.36315789473684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8" calcext:value-type="float">
            <text:p>0.8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631578947368421" calcext:value-type="float">
            <text:p>0.63157894736842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4" calcext:value-type="float">
            <text:p>0.4</text:p>
          </table:table-cell>
          <table:table-cell office:value-type="float" office:value="0.205263157894737" calcext:value-type="float">
            <text:p>0.205263157894737</text:p>
          </table:table-cell>
          <table:table-cell office:value-type="float" office:value="0.589473684210526" calcext:value-type="float">
            <text:p>0.589473684210526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float" office:value="0.542105263157895" calcext:value-type="float">
            <text:p>0.542105263157895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647368421052632" calcext:value-type="float">
            <text:p>0.64736842105263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178947368421053" calcext:value-type="float">
            <text:p>0.17894736842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68421052631579" calcext:value-type="float">
            <text:p>0.06842105263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105263157895" calcext:value-type="float">
            <text:p>0.442105263157895</text:p>
          </table:table-cell>
          <table:table-cell table:number-columns-repeated="2" office:value-type="float" office:value="0.142105263157895" calcext:value-type="float">
            <text:p>0.142105263157895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136842105263158" calcext:value-type="float">
            <text:p>0.13684210526315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436842105263158" calcext:value-type="float">
            <text:p>0.436842105263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00526315789473684" calcext:value-type="float">
            <text:p>0.005263157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2" calcext:value-type="float">
            <text:p>0.2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3" calcext:value-type="float">
            <text:p>0.3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89473684210526" calcext:value-type="float">
            <text:p>0.7894736842105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2" calcext:value-type="float">
            <text:p>0.2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373684210526316" calcext:value-type="float">
            <text:p>0.37368421052631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326315789473684" calcext:value-type="float">
            <text:p>0.3263157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58421052631579" calcext:value-type="float">
            <text:p>0.58421052631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278947368421053" calcext:value-type="float">
            <text:p>0.27894736842105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0315789473684211" calcext:value-type="float">
            <text:p>0.031578947368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463157894736842" calcext:value-type="float">
            <text:p>0.463157894736842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773684210526316" calcext:value-type="float">
            <text:p>0.7736842105263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table:number-columns-repeated="2" office:value-type="float" office:value="0.152631578947368" calcext:value-type="float">
            <text:p>0.15263157894736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5" calcext:value-type="float">
            <text:p>0.5</text:p>
          </table:table-cell>
          <table:table-cell office:value-type="float" office:value="0.78421052631579" calcext:value-type="float">
            <text:p>0.7842105263157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663157894736842" calcext:value-type="float">
            <text:p>0.66315789473684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.384210526315789" calcext:value-type="float">
            <text:p>0.384210526315789</text:p>
          </table:table-cell>
          <table:table-cell office:value-type="string" calcext:value-type="string">
            <text:p>TD_U</text:p>
          </table:table-cell>
        </table:table-row>
        <table:table-row table:style-name="ro1"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847368421052632" calcext:value-type="float">
            <text:p>0.84736842105263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247368421052632" calcext:value-type="float">
            <text:p>0.247368421052632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442105263157895" calcext:value-type="float">
            <text:p>0.442105263157895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52631578947368" calcext:value-type="float">
            <text:p>0.85263157894736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2" calcext:value-type="float">
            <text:p>0.2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373684210526316" calcext:value-type="float">
            <text:p>0.373684210526316</text:p>
          </table:table-cell>
          <table:table-cell office:value-type="string" calcext:value-type="string">
            <text:p>LSC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float" office:value="0.3" calcext:value-type="float">
            <text:p>0.3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573684210526316" calcext:value-type="float">
            <text:p>0.573684210526316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3" calcext:value-type="float">
            <text:p>0.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string" calcext:value-type="string">
            <text:p>F1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number-columns-repeated="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/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178947368421053" calcext:value-type="float">
            <text:p>0.1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  <table:table-cell table:style-name="ce1"/>
          <table:table-cell table:style-name="ce3" office:value-type="string" calcext:value-type="string">
            <text:p>artificial</text:p>
          </table:table-cell>
          <table:table-cell table:formula="of:=AVERAGE([.B30:.B42])" office:value-type="float" office:value="0.325506072874494" calcext:value-type="float">
            <text:p>0.325506072874494</text:p>
          </table:table-cell>
          <table:table-cell table:formula="of:=AVERAGE([.C30:.C42])" office:value-type="float" office:value="0.0251012145748988" calcext:value-type="float">
            <text:p>0.0251012145748988</text:p>
          </table:table-cell>
          <table:table-cell table:formula="of:=AVERAGE([.D30:.D42])" office:value-type="float" office:value="0.736437246963563" calcext:value-type="float">
            <text:p>0.736437246963563</text:p>
          </table:table-cell>
          <table:table-cell table:formula="of:=AVERAGE([.E30:.E42])" office:value-type="float" office:value="0.68421052631579" calcext:value-type="float">
            <text:p>0.68421052631579</text:p>
          </table:table-cell>
          <table:table-cell table:formula="of:=AVERAGE([.F30:.F42])" office:value-type="float" office:value="0.775708502024292" calcext:value-type="float">
            <text:p>0.775708502024292</text:p>
          </table:table-cell>
          <table:table-cell table:formula="of:=AVERAGE([.G30:.G42])" office:value-type="float" office:value="0.580161943319838" calcext:value-type="float">
            <text:p>0.580161943319838</text:p>
          </table:table-cell>
          <table:table-cell table:formula="of:=AVERAGE([.H30:.H42])" office:value-type="float" office:value="0.907287449392713" calcext:value-type="float">
            <text:p>0.907287449392713</text:p>
          </table:table-cell>
          <table:table-cell table:formula="of:=AVERAGE([.I30:.I42])" office:value-type="float" office:value="0.848582995951417" calcext:value-type="float">
            <text:p>0.848582995951417</text:p>
          </table:table-cell>
          <table:table-cell table:formula="of:=AVERAGE([.J30:.J42])" office:value-type="float" office:value="0.902024291497976" calcext:value-type="float">
            <text:p>0.902024291497976</text:p>
          </table:table-cell>
          <table:table-cell table:formula="of:=AVERAGE([.K30:.K42])" office:value-type="float" office:value="0.325101214574899" calcext:value-type="float">
            <text:p>0.325101214574899</text:p>
          </table:table-cell>
          <table:table-cell table:formula="of:=AVERAGE([.L30:.L42])" office:value-type="float" office:value="0.916194331983806" calcext:value-type="float">
            <text:p>0.916194331983806</text:p>
          </table:table-cell>
          <table:table-cell table:formula="of:=AVERAGE([.M30:.M42])" office:value-type="float" office:value="0.864372469635627" calcext:value-type="float">
            <text:p>0.864372469635627</text:p>
          </table:table-cell>
          <table:table-cell table:formula="of:=AVERAGE([.N30:.N42])" office:value-type="float" office:value="0.925101214574899" calcext:value-type="float">
            <text:p>0.925101214574899</text:p>
          </table:table-cell>
          <table:table-cell table:formula="of:=AVERAGE([.O30:.O42])" office:value-type="float" office:value="0.208097165991903" calcext:value-type="float">
            <text:p>0.208097165991903</text:p>
          </table:table-cell>
          <table:table-cell table:formula="of:=AVERAGE([.P30:.P42])" office:value-type="float" office:value="0.908906882591093" calcext:value-type="float">
            <text:p>0.908906882591093</text:p>
          </table:table-cell>
          <table:table-cell table:formula="of:=AVERAGE([.Q30:.Q42])" office:value-type="float" office:value="0.91497975708502" calcext:value-type="float">
            <text:p>0.91497975708502</text:p>
          </table:table-cell>
          <table:table-cell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389473684210526" calcext:value-type="float">
            <text:p>0.389473684210526</text:p>
          </table:table-cell>
          <table:table-cell office:value-type="float" office:value="0.821052631578947" calcext:value-type="float">
            <text:p>0.821052631578947</text:p>
          </table:table-cell>
          <table:table-cell office:value-type="float" office:value="0.478947368421053" calcext:value-type="float">
            <text:p>0.478947368421053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31578947368421" calcext:value-type="float">
            <text:p>0.931578947368421</text:p>
          </table:table-cell>
          <table:table-cell office:value-type="string" calcext:value-type="string">
            <text:p>CLD</text:p>
          </table:table-cell>
          <table:table-cell table:style-name="ce1"/>
          <table:table-cell table:style-name="ce3"/>
          <table:table-cell table:number-columns-repeated="17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2" calcext:value-type="float">
            <text:p>0.2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226315789473684" calcext:value-type="float">
            <text:p>0.226315789473684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510526315789474" calcext:value-type="float">
            <text:p>0.51052631578947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552631578947368" calcext:value-type="float">
            <text:p>0.552631578947368</text:p>
          </table:table-cell>
          <table:table-cell office:value-type="string" calcext:value-type="string">
            <text:p>CLD</text:p>
          </table:table-cell>
          <table:table-cell table:style-name="ce2" office:value-type="string" calcext:value-type="string">
            <text:p>hard</text:p>
          </table:table-cell>
          <table:table-cell table:style-name="ce3" office:value-type="string" calcext:value-type="string">
            <text:p>real</text:p>
          </table:table-cell>
          <table:table-cell table:formula="of:=AVERAGE([.B2:.B10])" office:value-type="float" office:value="0.552046783625731" calcext:value-type="float">
            <text:p>0.552046783625731</text:p>
          </table:table-cell>
          <table:table-cell table:formula="of:=AVERAGE([.C2:.C10])" office:value-type="float" office:value="0.012280701754386" calcext:value-type="float">
            <text:p>0.012280701754386</text:p>
          </table:table-cell>
          <table:table-cell table:formula="of:=AVERAGE([.D2:.D10])" office:value-type="float" office:value="0.804093567251462" calcext:value-type="float">
            <text:p>0.804093567251462</text:p>
          </table:table-cell>
          <table:table-cell table:formula="of:=AVERAGE([.E2:.E10])" office:value-type="float" office:value="0.607017543859649" calcext:value-type="float">
            <text:p>0.607017543859649</text:p>
          </table:table-cell>
          <table:table-cell table:formula="of:=AVERAGE([.F2:.F10])" office:value-type="float" office:value="0.74327485380117" calcext:value-type="float">
            <text:p>0.74327485380117</text:p>
          </table:table-cell>
          <table:table-cell table:formula="of:=AVERAGE([.G2:.G10])" office:value-type="float" office:value="0.686549707602339" calcext:value-type="float">
            <text:p>0.686549707602339</text:p>
          </table:table-cell>
          <table:table-cell table:formula="of:=AVERAGE([.H2:.H10])" office:value-type="float" office:value="0.736842105263158" calcext:value-type="float">
            <text:p>0.736842105263158</text:p>
          </table:table-cell>
          <table:table-cell table:formula="of:=AVERAGE([.I2:.I10])" office:value-type="float" office:value="0.647953216374269" calcext:value-type="float">
            <text:p>0.647953216374269</text:p>
          </table:table-cell>
          <table:table-cell table:formula="of:=AVERAGE([.J2:.J10])" office:value-type="float" office:value="0.768421052631579" calcext:value-type="float">
            <text:p>0.768421052631579</text:p>
          </table:table-cell>
          <table:table-cell table:formula="of:=AVERAGE([.K2:.K10])" office:value-type="float" office:value="0.670175438596491" calcext:value-type="float">
            <text:p>0.670175438596491</text:p>
          </table:table-cell>
          <table:table-cell table:formula="of:=AVERAGE([.L2:.L10])" office:value-type="float" office:value="0.700584795321637" calcext:value-type="float">
            <text:p>0.700584795321637</text:p>
          </table:table-cell>
          <table:table-cell table:formula="of:=AVERAGE([.M2:.M10])" office:value-type="float" office:value="0.809941520467836" calcext:value-type="float">
            <text:p>0.809941520467836</text:p>
          </table:table-cell>
          <table:table-cell table:formula="of:=AVERAGE([.N2:.N10])" office:value-type="float" office:value="0.790058479532164" calcext:value-type="float">
            <text:p>0.790058479532164</text:p>
          </table:table-cell>
          <table:table-cell table:formula="of:=AVERAGE([.O2:.O10])" office:value-type="float" office:value="0.688304093567252" calcext:value-type="float">
            <text:p>0.688304093567252</text:p>
          </table:table-cell>
          <table:table-cell table:formula="of:=AVERAGE([.P2:.P10])" office:value-type="float" office:value="0.755555555555556" calcext:value-type="float">
            <text:p>0.755555555555556</text:p>
          </table:table-cell>
          <table:table-cell table:formula="of:=AVERAGE([.Q2:.Q10])" office:value-type="float" office:value="0.727485380116959" calcext:value-type="float">
            <text:p>0.727485380116959</text:p>
          </table:table-cell>
          <table:table-cell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  <table:table-cell table:style-name="ce1"/>
          <table:table-cell table:style-name="ce3"/>
          <table:table-cell table:number-columns-repeated="17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857894736842105" calcext:value-type="float">
            <text:p>0.857894736842105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468421052631579" calcext:value-type="float">
            <text:p>0.468421052631579</text:p>
          </table:table-cell>
          <table:table-cell office:value-type="string" calcext:value-type="string">
            <text:p>CLD</text:p>
          </table:table-cell>
          <table:table-cell table:style-name="ce2" office:value-type="string" calcext:value-type="string">
            <text:p>medium</text:p>
          </table:table-cell>
          <table:table-cell table:style-name="ce3" office:value-type="string" calcext:value-type="string">
            <text:p>real</text:p>
          </table:table-cell>
          <table:table-cell table:formula="of:=AVERAGE([.B11:.B22])" office:value-type="float" office:value="0.433333333333333" calcext:value-type="float">
            <text:p>0.433333333333333</text:p>
          </table:table-cell>
          <table:table-cell table:formula="of:=AVERAGE([.C11:.C22])" office:value-type="float" office:value="0.0149122807017544" calcext:value-type="float">
            <text:p>0.0149122807017544</text:p>
          </table:table-cell>
          <table:table-cell table:formula="of:=AVERAGE([.D11:.D22])" office:value-type="float" office:value="0.571052631578947" calcext:value-type="float">
            <text:p>0.571052631578947</text:p>
          </table:table-cell>
          <table:table-cell table:formula="of:=AVERAGE([.E11:.E22])" office:value-type="float" office:value="0.508333333333333" calcext:value-type="float">
            <text:p>0.508333333333333</text:p>
          </table:table-cell>
          <table:table-cell table:formula="of:=AVERAGE([.F11:.F22])" office:value-type="float" office:value="0.731140350877193" calcext:value-type="float">
            <text:p>0.731140350877193</text:p>
          </table:table-cell>
          <table:table-cell table:formula="of:=AVERAGE([.G11:.G22])" office:value-type="float" office:value="0.474561403508772" calcext:value-type="float">
            <text:p>0.474561403508772</text:p>
          </table:table-cell>
          <table:table-cell table:formula="of:=AVERAGE([.H11:.H22])" office:value-type="float" office:value="0.698684210526316" calcext:value-type="float">
            <text:p>0.698684210526316</text:p>
          </table:table-cell>
          <table:table-cell table:formula="of:=AVERAGE([.I11:.I22])" office:value-type="float" office:value="0.666228070175439" calcext:value-type="float">
            <text:p>0.666228070175439</text:p>
          </table:table-cell>
          <table:table-cell table:formula="of:=AVERAGE([.J11:.J22])" office:value-type="float" office:value="0.762719298245614" calcext:value-type="float">
            <text:p>0.762719298245614</text:p>
          </table:table-cell>
          <table:table-cell table:formula="of:=AVERAGE([.K11:.K22])" office:value-type="float" office:value="0.370175438596491" calcext:value-type="float">
            <text:p>0.370175438596491</text:p>
          </table:table-cell>
          <table:table-cell table:formula="of:=AVERAGE([.L11:.L22])" office:value-type="float" office:value="0.773684210526316" calcext:value-type="float">
            <text:p>0.773684210526316</text:p>
          </table:table-cell>
          <table:table-cell table:formula="of:=AVERAGE([.M11:.M22])" office:value-type="float" office:value="0.596929824561404" calcext:value-type="float">
            <text:p>0.596929824561404</text:p>
          </table:table-cell>
          <table:table-cell table:formula="of:=AVERAGE([.N11:.N22])" office:value-type="float" office:value="0.724122807017544" calcext:value-type="float">
            <text:p>0.724122807017544</text:p>
          </table:table-cell>
          <table:table-cell table:formula="of:=AVERAGE([.O11:.O22])" office:value-type="float" office:value="0.293421052631579" calcext:value-type="float">
            <text:p>0.293421052631579</text:p>
          </table:table-cell>
          <table:table-cell table:formula="of:=AVERAGE([.P11:.P22])" office:value-type="float" office:value="0.696052631578947" calcext:value-type="float">
            <text:p>0.696052631578947</text:p>
          </table:table-cell>
          <table:table-cell table:formula="of:=AVERAGE([.Q11:.Q22])" office:value-type="float" office:value="0.717543859649123" calcext:value-type="float">
            <text:p>0.717543859649123</text:p>
          </table:table-cell>
          <table:table-cell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557894736842105" calcext:value-type="float">
            <text:p>0.557894736842105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string" calcext:value-type="string">
            <text:p>CLD</text:p>
          </table:table-cell>
          <table:table-cell table:style-name="ce1"/>
          <table:table-cell table:style-name="ce3"/>
          <table:table-cell table:number-columns-repeated="17"/>
        </table:table-row>
        <table:table-row table:style-name="ro1"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2" calcext:value-type="float">
            <text:p>0.2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0.747368421052632" calcext:value-type="float">
            <text:p>0.747368421052632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636842105263158" calcext:value-type="float">
            <text:p>0.636842105263158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636842105263158" calcext:value-type="float">
            <text:p>0.636842105263158</text:p>
          </table:table-cell>
          <table:table-cell office:value-type="string" calcext:value-type="string">
            <text:p>CLD</text:p>
          </table:table-cell>
          <table:table-cell table:style-name="ce2" office:value-type="string" calcext:value-type="string">
            <text:p>easy</text:p>
          </table:table-cell>
          <table:table-cell table:style-name="ce3" office:value-type="string" calcext:value-type="string">
            <text:p>real</text:p>
          </table:table-cell>
          <table:table-cell table:formula="of:=AVERAGE([.B23:.B29])" office:value-type="float" office:value="0.018796992481203" calcext:value-type="float">
            <text:p>0.018796992481203</text:p>
          </table:table-cell>
          <table:table-cell table:formula="of:=AVERAGE([.C23:.C29])" office:value-type="float" office:value="0.526315789473684" calcext:value-type="float">
            <text:p>0.526315789473684</text:p>
          </table:table-cell>
          <table:table-cell table:formula="of:=AVERAGE([.D23:.D29])" office:value-type="float" office:value="0.206015037593985" calcext:value-type="float">
            <text:p>0.206015037593985</text:p>
          </table:table-cell>
          <table:table-cell table:formula="of:=AVERAGE([.E23:.E29])" office:value-type="float" office:value="0.242857142857143" calcext:value-type="float">
            <text:p>0.242857142857143</text:p>
          </table:table-cell>
          <table:table-cell table:formula="of:=AVERAGE([.F23:.F29])" office:value-type="float" office:value="0.330075187969925" calcext:value-type="float">
            <text:p>0.330075187969925</text:p>
          </table:table-cell>
          <table:table-cell table:formula="of:=AVERAGE([.G23:.G29])" office:value-type="float" office:value="0.481203007518797" calcext:value-type="float">
            <text:p>0.481203007518797</text:p>
          </table:table-cell>
          <table:table-cell table:formula="of:=AVERAGE([.H23:.H29])" office:value-type="float" office:value="0.441353383458647" calcext:value-type="float">
            <text:p>0.441353383458647</text:p>
          </table:table-cell>
          <table:table-cell table:formula="of:=AVERAGE([.I23:.I29])" office:value-type="float" office:value="0.401503759398496" calcext:value-type="float">
            <text:p>0.401503759398496</text:p>
          </table:table-cell>
          <table:table-cell table:formula="of:=AVERAGE([.J23:.J29])" office:value-type="float" office:value="0.406766917293233" calcext:value-type="float">
            <text:p>0.406766917293233</text:p>
          </table:table-cell>
          <table:table-cell table:formula="of:=AVERAGE([.K23:.K29])" office:value-type="float" office:value="0.690977443609023" calcext:value-type="float">
            <text:p>0.690977443609023</text:p>
          </table:table-cell>
          <table:table-cell table:formula="of:=AVERAGE([.L23:.L29])" office:value-type="float" office:value="0.62781954887218" calcext:value-type="float">
            <text:p>0.62781954887218</text:p>
          </table:table-cell>
          <table:table-cell table:formula="of:=AVERAGE([.M23:.M29])" office:value-type="float" office:value="0.687218045112782" calcext:value-type="float">
            <text:p>0.687218045112782</text:p>
          </table:table-cell>
          <table:table-cell table:formula="of:=AVERAGE([.N23:.N29])" office:value-type="float" office:value="0.48796992481203" calcext:value-type="float">
            <text:p>0.48796992481203</text:p>
          </table:table-cell>
          <table:table-cell table:formula="of:=AVERAGE([.O23:.O29])" office:value-type="float" office:value="0.607518796992481" calcext:value-type="float">
            <text:p>0.607518796992481</text:p>
          </table:table-cell>
          <table:table-cell table:formula="of:=AVERAGE([.P23:.P29])" office:value-type="float" office:value="0.503007518796992" calcext:value-type="float">
            <text:p>0.503007518796992</text:p>
          </table:table-cell>
          <table:table-cell table:formula="of:=AVERAGE([.Q23:.Q29])" office:value-type="float" office:value="0.823308270676692" calcext:value-type="float">
            <text:p>0.823308270676692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0157894736842105" calcext:value-type="float">
            <text:p>0.0157894736842105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715789473684211" calcext:value-type="float">
            <text:p>0.715789473684211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357894736842105" calcext:value-type="float">
            <text:p>0.357894736842105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731578947368421" calcext:value-type="float">
            <text:p>0.73157894736842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36842105263158" calcext:value-type="float">
            <text:p>0.63684210526315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468421052631579" calcext:value-type="float">
            <text:p>0.46842105263157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94736842105263" calcext:value-type="float">
            <text:p>0.894736842105263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794736842105263" calcext:value-type="float">
            <text:p>0.794736842105263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84210526315789" calcext:value-type="float">
            <text:p>0.384210526315789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1" calcext:value-type="float">
            <text:p>0.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857894736842105" calcext:value-type="float">
            <text:p>0.857894736842105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47368421052632" calcext:value-type="float">
            <text:p>0.847368421052632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eQualityRed_5vs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410526315789474" calcext:value-type="float">
            <text:p>0.410526315789474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73684210526316" calcext:value-type="float">
            <text:p>0.673684210526316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689473684210526" calcext:value-type="float">
            <text:p>0.689473684210526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689473684210526" calcext:value-type="float">
            <text:p>0.689473684210526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115789473684211" calcext:value-type="float">
            <text:p>0.11578947368421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557894736842105" calcext:value-type="float">
            <text:p>0.557894736842105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1" calcext:value-type="float">
            <text:p>1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edit-g</text:p>
          </table:table-cell>
          <table:table-cell office:value-type="float" office:value="0.257894736842105" calcext:value-type="float">
            <text:p>0.257894736842105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89473684210526" calcext:value-type="float">
            <text:p>0.889473684210526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521052631578947" calcext:value-type="float">
            <text:p>0.521052631578947</text:p>
          </table:table-cell>
          <table:table-cell office:value-type="float" office:value="0.726315789473684" calcext:value-type="float">
            <text:p>0.726315789473684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" calcext:value-type="float">
            <text:p>0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0.215789473684211" calcext:value-type="float">
            <text:p>0.215789473684211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" calcext:value-type="float">
            <text:p>0.8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6" calcext:value-type="float">
            <text:p>0.6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363157894736842" calcext:value-type="float">
            <text:p>0.363157894736842</text:p>
          </table:table-cell>
          <table:table-cell office:value-type="float" office:value="0.58421052631579" calcext:value-type="float">
            <text:p>0.584210526315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278947368421053" calcext:value-type="float">
            <text:p>0.278947368421053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0473684210526316" calcext:value-type="float">
            <text:p>0.0473684210526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773684210526316" calcext:value-type="float">
            <text:p>0.773684210526316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310526315789474" calcext:value-type="float">
            <text:p>0.310526315789474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378947368421053" calcext:value-type="float">
            <text:p>0.378947368421053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1578947368421" calcext:value-type="float">
            <text:p>0.91578947368421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n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136842105263158" calcext:value-type="float">
            <text:p>0.136842105263158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457894736842105" calcext:value-type="float">
            <text:p>0.457894736842105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531578947368421" calcext:value-type="float">
            <text:p>0.531578947368421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0.563157894736842" calcext:value-type="float">
            <text:p>0.5631578947368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73684210526316" calcext:value-type="float">
            <text:p>0.0473684210526316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794736842105263" calcext:value-type="float">
            <text:p>0.794736842105263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268421052631579" calcext:value-type="float">
            <text:p>0.268421052631579</text:p>
          </table:table-cell>
          <table:table-cell office:value-type="float" office:value="0.48421052631579" calcext:value-type="float">
            <text:p>0.48421052631579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452631578947368" calcext:value-type="float">
            <text:p>0.452631578947368</text:p>
          </table:table-cell>
          <table:table-cell office:value-type="float" office:value="0.952631578947368" calcext:value-type="float">
            <text:p>0.952631578947368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952631578947368" calcext:value-type="float">
            <text:p>0.95263157894736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0.3" calcext:value-type="float">
            <text:p>0.3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0789473684210526" calcext:value-type="float">
            <text:p>0.0789473684210526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357894736842105" calcext:value-type="float">
            <text:p>0.357894736842105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336842105263158" calcext:value-type="float">
            <text:p>0.336842105263158</text:p>
          </table:table-cell>
          <table:table-cell office:value-type="float" office:value="0.836842105263158" calcext:value-type="float">
            <text:p>0.836842105263158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105263157894737" calcext:value-type="float">
            <text:p>0.010526315789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157894736842" calcext:value-type="float">
            <text:p>0.16315789473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426315789473684" calcext:value-type="float">
            <text:p>0.426315789473684</text:p>
          </table:table-cell>
          <table:table-cell office:value-type="float" office:value="0.0421052631578947" calcext:value-type="float">
            <text:p>0.0421052631578947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0736842105263158" calcext:value-type="float">
            <text:p>0.073684210526315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42105263157895" calcext:value-type="float">
            <text:p>0.242105263157895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494736842105263" calcext:value-type="float">
            <text:p>0.49473684210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263157894737" calcext:value-type="float">
            <text:p>0.405263157894737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0526315789473684" calcext:value-type="float">
            <text:p>0.0526315789473684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31578947368421" calcext:value-type="float">
            <text:p>0.31578947368421</text:p>
          </table:table-cell>
          <table:table-cell office:value-type="float" office:value="0.547368421052632" calcext:value-type="float">
            <text:p>0.547368421052632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742105263157895" calcext:value-type="float">
            <text:p>0.742105263157895</text:p>
          </table:table-cell>
          <table:table-cell office:value-type="float" office:value="0.110526315789474" calcext:value-type="float">
            <text:p>0.110526315789474</text:p>
          </table:table-cell>
          <table:table-cell office:value-type="float" office:value="0.589473684210526" calcext:value-type="float">
            <text:p>0.589473684210526</text:p>
          </table:table-cell>
          <table:table-cell office:value-type="float" office:value="0.852631578947368" calcext:value-type="float">
            <text:p>0.852631578947368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563157894736842" calcext:value-type="float">
            <text:p>0.563157894736842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63157894736842" calcext:value-type="float">
            <text:p>0.963157894736842</text:p>
          </table:table-cell>
          <table:table-cell office:value-type="float" office:value="0.968421052631579" calcext:value-type="float">
            <text:p>0.968421052631579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826315789473684" calcext:value-type="float">
            <text:p>0.826315789473684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47368421052632" calcext:value-type="float">
            <text:p>0.347368421052632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6842105263158" calcext:value-type="float">
            <text:p>0.936842105263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526315789473684" calcext:value-type="float">
            <text:p>0.00526315789473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436842105263158" calcext:value-type="float">
            <text:p>0.436842105263158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884210526315789" calcext:value-type="float">
            <text:p>0.884210526315789</text:p>
          </table:table-cell>
          <table:table-cell office:value-type="float" office:value="0.926315789473684" calcext:value-type="float">
            <text:p>0.926315789473684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47368421052632" calcext:value-type="float">
            <text:p>0.947368421052632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7894736842105" calcext:value-type="float">
            <text:p>0.857894736842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5263157894737" calcext:value-type="float">
            <text:p>0.30526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13_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office:value-type="float" office:value="0.836842105263158" calcext:value-type="float">
            <text:p>0.836842105263158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.068421052631579" calcext:value-type="float">
            <text:p>0.068421052631579</text:p>
          </table:table-cell>
          <table:table-cell office:value-type="float" office:value="0.805263157894737" calcext:value-type="float">
            <text:p>0.805263157894737</text:p>
          </table:table-cell>
          <table:table-cell office:value-type="float" office:value="0.905263157894737" calcext:value-type="float">
            <text:p>0.905263157894737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163157894736842" calcext:value-type="float">
            <text:p>0.1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984210526315789" calcext:value-type="float">
            <text:p>0.984210526315789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415789473684211" calcext:value-type="float">
            <text:p>0.415789473684211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505263157894737" calcext:value-type="float">
            <text:p>0.50526315789473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0.678947368421053" calcext:value-type="float">
            <text:p>0.678947368421053</text:p>
          </table:table-cell>
          <table:table-cell office:value-type="float" office:value="0.78421052631579" calcext:value-type="float">
            <text:p>0.78421052631579</text:p>
          </table:table-cell>
          <table:table-cell office:value-type="float" office:value="0.0894736842105263" calcext:value-type="float">
            <text:p>0.0894736842105263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0.942105263157895" calcext:value-type="float">
            <text:p>0.942105263157895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2_</text:p>
          </table:table-cell>
          <table:table-cell office:value-type="float" office:value="0.0315789473684211" calcext:value-type="float">
            <text:p>0.031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7368421052632" calcext:value-type="float">
            <text:p>0.0947368421052632</text:p>
          </table:table-cell>
          <table:table-cell office:value-type="float" office:value="1" calcext:value-type="float">
            <text:p>1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1" calcext:value-type="float">
            <text:p>1</text:p>
          </table:table-cell>
          <table:table-cell office:value-type="float" office:value="0.931578947368421" calcext:value-type="float">
            <text:p>0.931578947368421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4736842105263" calcext:value-type="float">
            <text:p>0.99473684210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894736842105" calcext:value-type="float">
            <text:p>0.657894736842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8_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57894736842105" calcext:value-type="float">
            <text:p>0.9578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10526315789474" calcext:value-type="float">
            <text:p>0.910526315789474</text:p>
          </table:table-cell>
          <table:table-cell office:value-type="float" office:value="1" calcext:value-type="float">
            <text:p>1</text:p>
          </table:table-cell>
          <table:table-cell office:value-type="float" office:value="0.0578947368421053" calcext:value-type="float">
            <text:p>0.0578947368421053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57894736842105" calcext:value-type="float">
            <text:p>0.957894736842105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6_</text:p>
          </table:table-cell>
          <table:table-cell office:value-type="float" office:value="0.0368421052631579" calcext:value-type="float">
            <text:p>0.036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994736842105263" calcext:value-type="float">
            <text:p>0.994736842105263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8" calcext:value-type="float">
            <text:p>0.8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321052631578947" calcext:value-type="float">
            <text:p>0.321052631578947</text:p>
          </table:table-cell>
          <table:table-cell office:value-type="float" office:value="1" calcext:value-type="float">
            <text:p>1</text:p>
          </table:table-cell>
          <table:table-cell office:value-type="float" office:value="0.989473684210526" calcext:value-type="float">
            <text:p>0.989473684210526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89473684210526" calcext:value-type="float">
            <text:p>0.8894736842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89473684210526" calcext:value-type="float">
            <text:p>0.989473684210526</text:p>
          </table:table-cell>
          <table:table-cell office:value-type="float" office:value="0.0631578947368421" calcext:value-type="float">
            <text:p>0.0631578947368421</text:p>
          </table:table-cell>
          <table:table-cell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21053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0.326315789473684" calcext:value-type="float">
            <text:p>0.3263157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984210526315789" calcext:value-type="float">
            <text:p>0.984210526315789</text:p>
          </table:table-cell>
          <table:table-cell office:value-type="float" office:value="0.863157894736842" calcext:value-type="float">
            <text:p>0.863157894736842</text:p>
          </table:table-cell>
          <table:table-cell office:value-type="float" office:value="0.668421052631579" calcext:value-type="float">
            <text:p>0.668421052631579</text:p>
          </table:table-cell>
          <table:table-cell office:value-type="float" office:value="0.252631578947368" calcext:value-type="float">
            <text:p>0.252631578947368</text:p>
          </table:table-cell>
          <table:table-cell office:value-type="float" office:value="0.705263157894737" calcext:value-type="float">
            <text:p>0.705263157894737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9473684210526" calcext:value-type="float">
            <text:p>0.989473684210526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00526315789473684" calcext:value-type="float">
            <text:p>0.00526315789473684</text:p>
          </table:table-cell>
          <table:table-cell office:value-type="float" office:value="0.168421052631579" calcext:value-type="float">
            <text:p>0.168421052631579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0.757894736842105" calcext:value-type="float">
            <text:p>0.757894736842105</text:p>
          </table:table-cell>
          <table:table-cell office:value-type="float" office:value="0.152631578947368" calcext:value-type="float">
            <text:p>0.152631578947368</text:p>
          </table:table-cell>
          <table:table-cell office:value-type="float" office:value="0.431578947368421" calcext:value-type="float">
            <text:p>0.431578947368421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0842105263157895" calcext:value-type="float">
            <text:p>0.0842105263157895</text:p>
          </table:table-cell>
          <table:table-cell office:value-type="float" office:value="0.284210526315789" calcext:value-type="float">
            <text:p>0.284210526315789</text:p>
          </table:table-cell>
          <table:table-cell office:value-type="float" office:value="0.847368421052632" calcext:value-type="float">
            <text:p>0.847368421052632</text:p>
          </table:table-cell>
          <table:table-cell office:value-type="string" calcext:value-type="string">
            <text:p>CLD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ResWTLAccuracy_Bagging_From10.A1:ResWTLAccuracy_Bagging_From10.R370" table:display-filter-buttons="true">
          <table:filter>
            <table:filter-and>
              <table:filter-condition table:value="CLD" table:operator="=" table:field-number="1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8T19:40:43.207876047</dc:date>
    <meta:editing-duration>PT12M</meta:editing-duration>
    <meta:editing-cycles>1</meta:editing-cycles>
    <meta:document-statistic meta:table-count="2" meta:cell-count="7503" meta:object-count="0"/>
  </office:meta>
</office:document-meta>
</file>